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9.55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3.972cm"/>
    </style:style>
    <style:style style:name="co6" style:family="table-column">
      <style:table-column-properties fo:break-before="auto" style:column-width="2.0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Accent_20_2">
      <style:table-cell-properties fo:background-color="#ffd8ce"/>
    </style:style>
    <style:style style:name="ce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Excel_20_Built-in_20_Good" style:data-style-name="N0">
      <style:table-cell-properties fo:background-color="#ffd8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ous-fonctionnalités</text:p>
          </table:table-cell>
          <table:table-cell table:style-name="ce1" office:value-type="string" calcext:value-type="string">
            <text:p>Durée (en semaine)</text:p>
          </table:table-cell>
          <table:table-cell table:style-name="ce1" office:value-type="string" calcext:value-type="string">
            <text:p>Coût (en HJ)</text:p>
          </table:table-cell>
          <table:table-cell table:style-name="ce1" office:value-type="string" calcext:value-type="string">
            <text:p>Total (HJ)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Spécificati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onctionnalité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6" table:formula="of:=([.D3]+[.D5])"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ofil visé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èglementation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chnique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6" table:formula="of:=([.D8]+[.D7])"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ef des langages utilisé et des technlogies 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f de l'architecture 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ous-fonctionnalités</text:p>
          </table:table-cell>
          <table:table-cell table:style-name="ce1" office:value-type="string" calcext:value-type="string">
            <text:p>Durée (en semaine)</text:p>
          </table:table-cell>
          <table:table-cell table:style-name="ce1" office:value-type="string" calcext:value-type="string">
            <text:p>Coût (en HJ)</text:p>
          </table:table-cell>
          <table:table-cell table:style-name="ce1" office:value-type="string" calcext:value-type="string">
            <text:p>Total (HJ)</text:p>
          </table:table-cell>
          <table:table-cell table:style-name="ce1" table:number-columns-repeated="10"/>
          <table:table-cell table:number-columns-repeated="16369"/>
        </table:table-row>
        <table:table-row table:style-name="ro1">
          <table:table-cell office:value-type="string" calcext:value-type="string">
            <text:p>Hébergement</text:p>
          </table:table-cell>
          <table:table-cell table:number-columns-repeated="3"/>
          <table:table-cell table:style-name="ce7" table:formula="of:=([.D13]+[.D14]+[.D15])" office:value-type="float" office:value="70" calcext:value-type="float">
            <text:p>7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Définition architecture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mmande materiel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éploiement de l'infrastructure</text:p>
          </table:table-cell>
          <table:table-cell office:value-type="float" office:value="2.5" calcext:value-type="float">
            <text:p>2,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ous-fonctionnalités</text:p>
          </table:table-cell>
          <table:table-cell table:style-name="ce1" office:value-type="string" calcext:value-type="string">
            <text:p>Durée (en semaine)</text:p>
          </table:table-cell>
          <table:table-cell table:style-name="ce1" office:value-type="string" calcext:value-type="string">
            <text:p>Coût (en HJ)</text:p>
          </table:table-cell>
          <table:table-cell table:style-name="ce1" office:value-type="string" calcext:value-type="string">
            <text:p>Total (HJ)</text:p>
          </table:table-cell>
          <table:table-cell table:style-name="ce1" table:number-columns-repeated="10"/>
          <table:table-cell table:number-columns-repeated="16369"/>
        </table:table-row>
        <table:table-row table:style-name="ro1">
          <table:table-cell table:style-name="ce2" office:value-type="string" calcext:value-type="string">
            <text:p>Réalis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HM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/>
          <table:table-cell table:style-name="ce7" table:formula="of:=([.D21]+[.D22]+[.D23])" office:value-type="float" office:value="810" calcext:value-type="float">
            <text:p>8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Mise au point sur l'ergonomie du site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Développement de l'interface et des différentes page du site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410" calcext:value-type="float">
            <text:p>4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ck End</text:p>
          </table:table-cell>
          <table:table-cell table:number-columns-repeated="2"/>
          <table:table-cell table:style-name="ce3" office:value-type="float" office:value="370" calcext:value-type="float">
            <text:p>370</text:p>
          </table:table-cell>
          <table:table-cell table:style-name="ce6" table:formula="of:=([.D24]+[.D25]+[.D26]+[.D27])" office:value-type="float" office:value="370" calcext:value-type="float">
            <text:p>37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hoix de la BDD utilisé</text:p>
          </table:table-cell>
          <table:table-cell office:value-type="float" office:value="2.5" calcext:value-type="float">
            <text:p>2,5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Sous-fonctionnalités</text:p>
          </table:table-cell>
          <table:table-cell table:style-name="ce1" office:value-type="string" calcext:value-type="string">
            <text:p>Durée (en semaine)</text:p>
          </table:table-cell>
          <table:table-cell table:style-name="ce1" office:value-type="string" calcext:value-type="string">
            <text:p>Coût (en HJ)</text:p>
          </table:table-cell>
          <table:table-cell table:style-name="ce1" office:value-type="string" calcext:value-type="string">
            <text:p>Total (HJ)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Validation/intégration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6" table:formula="of:=([.D32]+[.D33]+[.D34])" office:value-type="float" office:value="50" calcext:value-type="float">
            <text:p>5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Exploitation du site par les équipes 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Validation du système par la MOA</text:p>
          </table:table-cell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éploiement du logiciel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MILIEN LEDUN</meta:initial-creator>
    <meta:creation-date>2023-10-11T09:55:58</meta:creation-date>
    <dc:date>2023-10-14T23:08:29.784000000</dc:date>
    <meta:generator>LibreOffice/7.4.2.3$Windows_X86_64 LibreOffice_project/382eef1f22670f7f4118c8c2dd222ec7ad009daf</meta:generator>
    <meta:editing-duration>PT8M37S</meta:editing-duration>
    <meta:editing-cycles>1</meta:editing-cycles>
    <meta:document-statistic meta:table-count="1" meta:cell-count="86" meta:object-count="0"/>
    <meta:user-defined meta:name="AppVersion">15.0300</meta:user-defined>
  </office:meta>
</office:document-meta>
</file>